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3" style:family="graphic" style:parent-style-name="standard">
      <style:graphic-properties draw:fill="solid" draw:fill-color="#abb4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2.032cm"/>
    </style:style>
    <style:style style:name="gr7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8" style:family="graphic" style:parent-style-name="standard">
      <style:graphic-properties svg:stroke-color="#993366" draw:fill="solid" draw:fill-color="#00458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66cc" draw:fill="solid" draw:fill-color="#00458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1.143cm" svg:x="0.254cm" svg:y="0.25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339cm" svg:height="0.962cm" svg:x="0.455cm" svg:y="0.308cm">
          <draw:text-box>
            <text:p>LOGO</text:p>
          </draw:text-box>
        </draw:frame>
        <draw:custom-shape draw:style-name="gr3" draw:text-style-name="P1" draw:layer="layout" svg:width="2.413cm" svg:height="1.143cm" svg:x="7.493cm" svg:y="0.254cm">
          <text:p text:style-name="P1">Sign 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461cm" svg:height="4.445cm" svg:x="2.413cm" svg:y="5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0.889cm" svg:x="3.048cm" svg:y="6.35cm"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0.889cm" svg:x="3.048cm" svg:y="7.493cm">
          <text:p text:style-name="P1">Password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7.239cm" svg:height="2.855cm" svg:x="1.461cm" svg:y="2.286cm">
          <draw:text-box>
            <text:p text:style-name="P1"><text:span text:style-name="T1">Woooosh. <text:s/>Now you're all soaked!</text:span></text:p>
            <text:p text:style-name="P1"><text:span text:style-name="T2"/></text:p>
            <text:p text:style-name="P1"><text:span text:style-name="T2">Because of our awesome splash message which will go here.</text:span></text:p>
          </draw:text-box>
        </draw:frame>
        <draw:custom-shape draw:style-name="gr3" draw:text-style-name="P1" draw:layer="layout" svg:width="4.064cm" svg:height="1.143cm" svg:x="3.048cm" svg:y="8.636cm">
          <text:p text:style-name="P1">Sign up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652cm" svg:height="9.398cm" svg:x="0.254cm" svg:y="11.811cm">
          <text:p text:style-name="P1"><text:span text:style-name="T3">Try it out now.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652cm" svg:height="3.175cm" svg:x="0.254cm" svg:y="13.716cm">
          <text:p text:style-name="P1">Clock in Widget</text:p>
          <text:p text:style-name="P1">[See other page]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652cm" svg:height="4.572cm" svg:x="0.254cm" svg:y="16.764cm">
          <text:p text:style-name="P1">Time in Widget</text:p>
          <text:p text:style-name="P1">[See other page]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143cm" svg:x="7.493cm" svg:y="0.254cm">
          <text:p text:style-name="P1">Sign 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143cm" svg:x="7.493cm" svg:y="0.254cm">
          <text:p text:style-name="P1">Sign i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652cm" svg:height="3.175cm" svg:x="0.254cm" svg:y="13.716cm">
          <text:p text:style-name="P1">Clock in Widget</text:p>
          <text:p text:style-name="P1">[See other page]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652cm" svg:height="4.572cm" svg:x="0.254cm" svg:y="16.764cm">
          <text:p text:style-name="P1">Timesheet Widget</text:p>
          <text:p text:style-name="P1">[See other page]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5:38:25.198762863</meta:creation-date>
    <meta:editing-duration>PT13M1S</meta:editing-duration>
    <meta:editing-cycles>4</meta:editing-cycles>
    <meta:generator>LibreOffice/4.2.7.2$Linux_X86_64 LibreOffice_project/420$Build-2</meta:generator>
    <dc:date>2014-11-17T15:52:04.365206071</dc:date>
    <meta:document-statistic meta:object-count="15"/>
  </office:meta>
</office:document-meta>
</file>